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oulos SIL Cipher" svg:font-family="'Doulos SIL Cipher'" style:font-pitch="variable"/>
    <style:font-face style:name="Doulos SIL Cipher:slur=2" svg:font-family="'Doulos SIL Cipher:slur=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Doulos SIL Cipher" fo:font-size="20pt" style:font-size-asian="20pt" style:font-size-complex="20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oulos SIL Cipher:slur=2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onesian Kepatihan 265. Bila Tugasku Kelak Selesai, lines 1, 5 &amp; 6</text:p>
      <text:p text:style-name="P1">5 <text:s/>1̇ 7 <text:s text:c="2"/>6 <text:s text:c="2"/>5 <text:s/>4 𝄀 3 <text:s/>5 <text:s/>1̇ <text:s/>3̇ .. 𝄒𝄀 3̇ <text:s/>2̇ <text:s text:c="3"/>1̸̇ <text:s text:c="2"/>3̇ 2̇ <text:s/>7 𝄀</text:p>
      <text:p text:style-name="P1">Bi-la tu-gas-ku ke-lak se-le-sai, <text:s text:c="2"/>s’la-mat ’ku ti-ba di</text:p>
      <text:p text:style-name="P1"/>
      <text:p text:style-name="P1">4̇ <text:s text:c="3"/>5̇ <text:s text:c="3"/>2̇ <text:s text:c="3"/>3̇ . . 𝄒𝄀 5̇ <text:s text:c="3"/>3̇ <text:s text:c="3"/>2̇ <text:s text:c="3"/>1̇ <text:s text:c="3"/>2̇ <text:s text:c="4"/>3̇ <text:s text:c="2"/>𝄀 <text:s/>4̇</text:p>
      <text:p text:style-name="P1">ba - ha - gi - a; <text:s text:c="7"/>bi - la <text:s text:c="2"/>ku - pan-dang Tu - han-</text:p>
      <text:p text:style-name="P1"/>
      <text:p text:style-name="P1">6 <text:s text:c="2"/>1̇ <text:s text:c="2"/>3̇͒ . . 𝄒𝄀 2̇ <text:s text:c="2"/>1̇ <text:s text:c="2"/>6 <text:s text:c="3"/>5 <text:s text:c="3"/>5̇͒ <text:s text:c="3"/>4̇ <text:s/>𝄀 3̇ <text:s text:c="3"/>5͒ <text:s text:c="2"/>2̇ <text:s text:c="2"/>1̇ . . 𝄂</text:p>
      <text:p text:style-name="P1">ku ke - lak, <text:s text:c="4"/>a - ku ba - ha - g𝅷ia𝅸, ba - ha - g𝅷ia𝅸 te – tap.</text:p>
      <text:p text:style-name="P1"/>
      <text:p text:style-name="P2">Indonesian Kepatihan 119. Hai Dunia, Gembiralah, line 2</text:p>
      <text:p text:style-name="P1">1̇̅ <text:s/>𝄀 <text:s/>𝅷1̇̅ ̅7̅𝅸 𝅷6̅ ̅5̅𝅸 <text:s/>𝄀 <text:s/>𝅷5̅ ̅.̿ ̿4̿ 3̅𝅸 ̅1̇̅ <text:s/>𝄀 <text:s/>𝅷1̇̅ ̅7̅𝅸 𝅷6̅ ̅5̅𝅸 𝄀 𝅷5̅ ̅.̿ ̿4̿ 3̅𝅸 ̅𝄒̅ ̅3̅ 𝄀</text:p>
      <text:p text:style-name="P1">Di <text:s text:c="3"/>ha <text:s/>- <text:s/>ti <text:s/>- <text:s/>mu <text:s text:c="6"/>te <text:s/>- <text:s/>ri <text:s/>- <text:s/>ma - lah! <text:s text:c="4"/>Ber-</text:p>
      <text:p text:style-name="P1"/>
      <text:p text:style-name="P2">Chinese Jianpu</text:p>
      <text:p text:style-name="P3">1 𝅷5̲̣ ̲·̲ ̲6̳̣𝅸 1 · 2̲ 𝄀 3 - 3 𝅷5̲ ̲·̲ ̲3̳𝅸 𝄀 2 · 1̲ 2 -</text:p>
      <text:p text:style-name="P3"/>
      <text:p text:style-name="P3">5 5 𝄀 𝅷5 4𝅸 <text:s/>3 - 1 2 𝄀 𝅷3 2𝅸 7̣͒ - 𝅷5 ♯4𝅸 𝄀 3 - - 2 1 - 𝄀 𝅷1 - 7̣𝅸 -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Doulos SIL Cipher" svg:font-family="'Doulos SIL Cipher'" style:font-pitch="variable"/>
    <style:font-face style:name="Doulos SIL Cipher:slur=2" svg:font-family="'Doulos SIL Cipher:slur=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na Priest</meta:initial-creator>
    <meta:creation-date>2012-03-15T15:30:31.98</meta:creation-date>
    <dc:date>2012-03-15T15:34:37.79</dc:date>
    <dc:creator>Lorna Priest</dc:creator>
    <meta:editing-duration>PT3M20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251" meta:character-count="870"/>
  </office:meta>
</office:document-meta>
</file>